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Nimbus Sans L1" svg:font-family="'Nimbus Sans L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2" svg:font-family="'Nimbus Sans L'" style:font-family-generic="swiss" style:font-pitch="variable"/>
    <style:font-face style:name="Nimbus Sans L" svg:font-family="'Nimbus Sans L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15b158"/>
    </style:style>
    <style:style style:name="P2" style:family="paragraph" style:parent-style-name="Standard">
      <style:text-properties officeooo:rsid="00098d7e" officeooo:paragraph-rsid="00098d7e"/>
    </style:style>
    <style:style style:name="P3" style:family="paragraph" style:parent-style-name="Standard">
      <style:text-properties style:font-name="Nimbus Sans L2" fo:font-size="16pt" fo:font-weight="bold" officeooo:rsid="000e4c2b" officeooo:paragraph-rsid="000e4c2b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0fe1e" officeooo:paragraph-rsid="0010fe1e"/>
    </style:style>
    <style:style style:name="P5" style:family="paragraph" style:parent-style-name="Standard">
      <style:text-properties officeooo:rsid="0010fe1e" officeooo:paragraph-rsid="0012a916"/>
    </style:style>
    <style:style style:name="P6" style:family="paragraph" style:parent-style-name="Standard">
      <style:paragraph-properties fo:margin-top="0cm" fo:margin-bottom="0cm" loext:contextual-spacing="false"/>
      <style:text-properties style:font-name="Nimbus Sans L2" fo:font-size="12pt" officeooo:paragraph-rsid="000d5440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style:font-name="Nimbus Sans L2" fo:font-size="12pt" officeooo:paragraph-rsid="0014cdb4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style:font-name="Nimbus Sans L2" fo:font-size="12pt" officeooo:rsid="004731f1" officeooo:paragraph-rsid="000d5440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Nimbus Sans L2" fo:font-size="12pt" fo:font-weight="normal" officeooo:rsid="00428f11" officeooo:paragraph-rsid="0010fe1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2" officeooo:rsid="002c9a7c" officeooo:paragraph-rsid="000d5440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Nimbus Sans L2" fo:font-size="16pt" style:text-underline-style="solid" style:text-underline-width="auto" style:text-underline-color="font-color" fo:font-weight="bold" officeooo:rsid="000e4c2b" officeooo:paragraph-rsid="0010fe1e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Nimbus Sans L1" fo:font-size="12pt" fo:font-weight="normal" officeooo:rsid="000c5e46" officeooo:paragraph-rsid="0010fe1e" style:font-size-asian="12pt" style:font-weight-asian="normal" style:font-size-complex="12pt" style:font-weight-complex="normal"/>
    </style:style>
    <style:style style:name="P13" style:family="paragraph" style:parent-style-name="Heading_20_2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2" fo:font-size="18pt" style:text-underline-style="none" fo:font-weight="bold" officeooo:rsid="000d5440" officeooo:paragraph-rsid="000d5440" style:font-size-asian="18pt" style:font-weight-asian="bold" style:font-size-complex="18pt" style:font-weight-complex="bold"/>
    </style:style>
    <style:style style:name="P14" style:family="paragraph" style:parent-style-name="Standard" style:list-style-name="L1">
      <style:text-properties officeooo:rsid="00098d7e" officeooo:paragraph-rsid="0010fe1e"/>
    </style:style>
    <style:style style:name="P15" style:family="paragraph" style:parent-style-name="Standard" style:list-style-name="L1">
      <style:text-properties officeooo:rsid="000a3c28" officeooo:paragraph-rsid="0010fe1e"/>
    </style:style>
    <style:style style:name="P16" style:family="paragraph" style:parent-style-name="Standard" style:list-style-name="L1">
      <style:text-properties style:font-name="Nimbus Sans L1" officeooo:rsid="000c5e46" officeooo:paragraph-rsid="0010fe1e"/>
    </style:style>
    <style:style style:name="P17" style:family="paragraph" style:parent-style-name="Standard" style:list-style-name="L1">
      <style:text-properties style:font-name="Nimbus Sans L1" officeooo:rsid="000c5e46" officeooo:paragraph-rsid="000a3c28"/>
    </style:style>
    <style:style style:name="T1" style:family="text">
      <style:text-properties officeooo:rsid="004c9461"/>
    </style:style>
    <style:style style:name="T2" style:family="text">
      <style:text-properties style:font-name="Nimbus Sans L1"/>
    </style:style>
    <style:style style:name="T3" style:family="text">
      <style:text-properties officeooo:rsid="000a3c28"/>
    </style:style>
    <style:style style:name="T4" style:family="text">
      <style:text-properties fo:font-weight="bold" officeooo:rsid="002b24f5" style:font-weight-asian="bold" style:font-weight-complex="bold"/>
    </style:style>
    <style:style style:name="T5" style:family="text">
      <style:text-properties officeooo:rsid="001f20ca"/>
    </style:style>
    <style:style style:name="T6" style:family="text">
      <style:text-properties style:font-name="Nimbus Sans L2" fo:font-size="12pt" officeooo:rsid="000e4c2b" style:font-size-asian="12pt" style:font-size-complex="12pt"/>
    </style:style>
    <style:style style:name="T7" style:family="text">
      <style:text-properties officeooo:rsid="000d5440"/>
    </style:style>
    <style:style style:name="T8" style:family="text">
      <style:text-properties officeooo:rsid="0010d550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10fe1e"/>
    </style:style>
    <style:style style:name="T11" style:family="text">
      <style:text-properties style:text-underline-style="solid" style:text-underline-width="auto" style:text-underline-color="font-color" officeooo:rsid="0018ab46"/>
    </style:style>
    <style:style style:name="T12" style:family="text">
      <style:text-properties fo:font-weight="normal" officeooo:rsid="000f7918" style:font-weight-asian="normal" style:font-weight-complex="normal"/>
    </style:style>
    <style:style style:name="T13" style:family="text">
      <style:text-properties style:text-position="0% 100%" fo:font-weight="bold" officeooo:rsid="00a65559" style:font-weight-asian="bold" style:font-weight-complex="bold"/>
    </style:style>
    <style:style style:name="T14" style:family="text">
      <style:text-properties style:text-position="0% 100%" fo:font-weight="normal" officeooo:rsid="00a6555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title>Mount Burringbar - Grey Wolf Hike V1.0</text:title></text:p>
      <text:p text:style-name="P10">Phil Shepherd – <text:span text:style-name="T7">Nov 2016</text:span></text:p>
      <text:p text:style-name="P6"/>
      <text:p text:style-name="P7"><text:span text:style-name="T4">MAP:<text:tab/><text:tab/><text:tab/></text:span><text:span text:style-name="T12">Burringbar NP-9541-2S</text:span><text:line-break/><text:span text:style-name="T13">Grid Ref Zone:<text:tab/></text:span><text:span text:style-name="T14">MGRS </text:span><text:span text:style-name="T5">56JNP.</text:span></text:p>
      <text:p text:style-name="P7"/>
      <text:p text:style-name="P8"/>
      <text:p text:style-name="P3"><text:span text:style-name="T9">Hike – </text:span><text:span text:style-name="T10">Cooradilla Road to Burringba</text:span><text:span text:style-name="T11">r</text:span><text:span text:style-name="T10"> Mountain Summit</text:span></text:p>
      <text:p text:style-name="P2"/>
      <text:p text:style-name="P4">Approximately 3km with 300m ascent/descent</text:p>
      <text:p text:style-name="P4"/>
      <text:p text:style-name="P5">A fun short hike <text:span text:style-name="T6">up Mount Burringbar, with views of the ocean and Byron Bay from the summit.</text:span></text:p>
      <text:p text:style-name="P2"/>
      <text:p text:style-name="P2">All bearings are compass bearings<text:line-break/></text:p>
      <text:list xml:id="list1980222305" text:style-name="L1">
        <text:list-item>
          <text:p text:style-name="P14">Park cars at the junction of Cooradilla Road and Baranbali Road (4457 5862)</text:p>
        </text:list-item>
        <text:list-item>
          <text:p text:style-name="P14">Head off <text:span text:style-name="T3">up </text:span><text:s/>at a bearing of 52<text:span text:style-name="T2">°</text:span> up Baranbali Road.</text:p>
        </text:list-item>
        <text:list-item>
          <text:p text:style-name="P15">After about 350m the track starts to descend (4484 5863)</text:p>
        </text:list-item>
        <text:list-item>
          <text:p text:style-name="P14"><text:span text:style-name="T3">After another 100m head off right up a path (4494 5853) at a bearing of 108</text:span><text:span text:style-name="T2">°</text:span></text:p>
        </text:list-item>
        <text:list-item>
          <text:p text:style-name="P16">The path is steep at first, and then levels out as it passes a small peak on the right.</text:p>
        </text:list-item>
        <text:list-item>
          <text:p text:style-name="P16">There is a short section of downhill at 4533 5844, before the final steep ascent to the summit at 4566 5860.</text:p>
          <text:p text:style-name="P17"/>
        </text:list-item>
      </text:list>
      <text:p text:style-name="P11">Car Directions</text:p>
      <text:p text:style-name="P9">The hike starts at the junction of Cooradilla Road and Baranbali Road <text:s/><text:span text:style-name="T8">(4457 5852 - <text:s/></text:span>https://goo.gl/maps/fV8j43vrEcs<text:span text:style-name="T8">)</text:span>, <text:s/>Cooradilla Road is the dirt road that heads off North East ish from the top of the Burringbar Range (as you drive from Burringbar to Murwillumbah)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Nimbus Sans L1" svg:font-family="'Nimbus Sans L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2" svg:font-family="'Nimbus Sans L'" style:font-family-generic="swiss" style:font-pitch="variable"/>
    <style:font-face style:name="Nimbus Sans L" svg:font-family="'Nimbus Sans L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imbus Sans L" fo:font-family="'Nimbus Sans L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15b158"/>
    </style:style>
    <style:style style:name="MT1" style:family="text">
      <style:text-properties officeooo:rsid="004c946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itle>Mount Burringbar - Grey Wolf Hike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06:02:08.064175743</meta:creation-date>
    <meta:generator>LibreOffice/6.1.2.1$Linux_X86_64 LibreOffice_project/10$Build-1</meta:generator>
    <dc:title>Mount Burringbar - Grey Wolf Hike V1.0</dc:title>
    <meta:editing-duration>PT2H16M29S</meta:editing-duration>
    <meta:editing-cycles>17</meta:editing-cycles>
    <dc:date>2019-09-15T10:44:56.152391303</dc:date>
    <meta:document-statistic meta:table-count="0" meta:image-count="0" meta:object-count="0" meta:page-count="1" meta:paragraph-count="17" meta:word-count="204" meta:character-count="1126" meta:non-whitespace-character-count="935"/>
    <meta:template xlink:type="simple" xlink:actuate="onRequest" xlink:title="PhilsDefault" xlink:href="../../../../../home/pshepherd/.config/libreoffice/4/user/template/PhilsDefault.ott" meta:date="2016-11-06T06:02:06.989305585"/>
  </office:meta>
</office:document-meta>
</file>